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12/01/2018 V0.8.21</text:p>
      <text:list xml:id="list4227674196867084927" text:style-name="WWNum4">
        <text:list-header>
          <text:p text:style-name="P9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4">Ajout</text:p>
      <text:list xml:id="list43767979" text:continue-numbering="true" text:style-name="WWNum4">
        <text:list-item>
          <text:p text:style-name="P6">A propos : Petite modification</text:p>
        </text:list-item>
        <text:list-item>
          <text:p text:style-name="P6"/>
          <text:p text:style-name="P9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4">Ajout</text:p>
      <text:list xml:id="list43781861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4">Ajout</text:p>
      <text:list xml:id="list43776014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</text:list-item>
      </text:list>
      <text:p text:style-name="P3"/>
      <text:list xml:id="list43796943" text:continue-numbering="true" text:style-name="WWNum4">
        <text:list-header>
          <text:p text:style-name="P9">Bug Fix</text:p>
        </text:list-header>
        <text:list-item>
          <text:p text:style-name="P6"><text:soft-page-break/>Mewtwo a bien 6% de chance de capture de base et non 2%</text:p>
        </text:list-item>
      </text:list>
      <text:p text:style-name="P1">08/01/2018 V0.8.17</text:p>
      <text:p text:style-name="P4">Ajout</text:p>
      <text:list xml:id="list43768547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9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4">Ajout</text:p>
      <text:list xml:id="list43797199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9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4">Ajout</text:p>
      <text:list xml:id="list43790082" text:continue-numbering="true" text:style-name="WWNum4">
        <text:list-item>
          <text:p text:style-name="P6">Ajout des Pokémon présents en nids</text:p>
        </text:list-item>
        <text:list-item>
          <text:p text:style-name="P6"><text:soft-page-break/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4">Ajout</text:p>
      <text:list xml:id="list43798075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9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4">Ajout</text:p>
      <text:list xml:id="list43783702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9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<text:soft-page-break/>02/01/2018 V0.8.12</text:p>
      <text:p text:style-name="P4">Ajout</text:p>
      <text:list xml:id="list43774752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4">Ajout</text:p>
      <text:list xml:id="list43781796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4">Ajout</text:p>
      <text:list xml:id="list43774684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4">Ajout</text:p>
      <text:list xml:id="list43775448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<text:soft-page-break/>La fenêtre de l'application est centré quand on enlève agrandissement</text:p>
        </text:list-item>
      </text:list>
      <text:p text:style-name="P1">23/12/2017 V0.8.8</text:p>
      <text:p text:style-name="P4">Ajout</text:p>
      <text:list xml:id="list43786797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4">Ajout</text:p>
      <text:list xml:id="list43774156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4">Ajout</text:p>
      <text:list xml:id="list43773896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electionne tout ou qu'on dese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3794752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3775174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<text:soft-page-break/>Mini refonte de « a propos »</text:p>
        </text:list-item>
      </text:list>
      <text:p text:style-name="P1">18/12/2017 V0.8.4</text:p>
      <text:p text:style-name="P1">Ajout</text:p>
      <text:list xml:id="list43772118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3781486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43767624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3771149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3778867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<text:soft-page-break/>Absol est bien de type <text:s/>ténèbre</text:p>
        </text:list-item>
      </text:list>
      <text:p text:style-name="P1">09/12/2017 V0.8</text:p>
      <text:p text:style-name="P1">Ajout</text:p>
      <text:list xml:id="list43775506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43780723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3796357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3785764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3793281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3769780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<text:soft-page-break/>Ajout</text:p>
      <text:list xml:id="list43785836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1617699919675310920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3794368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3771132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3791499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3792202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<text:soft-page-break/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3781440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3784570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<text:soft-page-break/>Bug fix</text:p>
      <text:list xml:id="list43782257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3796170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3796339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3792908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3787638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8319580757796020200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<text:soft-page-break/>Suppression d'une attaque présente en double</text:p>
        </text:list-item>
      </text:list>
      <text:p text:style-name="P1">05/11/2017 V0.7.8</text:p>
      <text:p text:style-name="P1">Ajout</text:p>
      <text:list xml:id="list43775689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43774099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3778209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3795497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3784877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3777852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3775723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<text:soft-page-break/>Ajout</text:p>
      <text:list xml:id="list43796151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3777527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3795129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43768224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43</meta:editing-cycles>
    <meta:creation-date>2017-11-19T07:24:00</meta:creation-date>
    <dc:date>2018-01-12T23:58:56.78</dc:date>
    <meta:editing-duration>P6DT10H47M16S</meta:editing-duration>
    <meta:generator>OpenOffice/4.1.4$Win32 OpenOffice.org_project/414m5$Build-9788</meta:generator>
    <meta:document-statistic meta:table-count="0" meta:image-count="0" meta:object-count="0" meta:page-count="12" meta:paragraph-count="314" meta:word-count="2431" meta:character-count="133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